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color="#000000" draw:marker-end="Circle_20_unfilled" draw:fill="none" draw:textarea-vertical-align="middle"/>
    </style:style>
    <style:style style:name="gr2" style:family="graphic" style:parent-style-name="objectwithoutfill">
      <style:graphic-properties svg:stroke-color="#000000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11" style:family="graphic" style:parent-style-name="objectwithoutfill">
      <style:graphic-properties svg:stroke-color="#000000" draw:marker-start="Arrowheads_20_1" draw:marker-end="Arrowheads_20_1" draw:fill="none" draw:textarea-vertical-align="middle" draw:shadow="visible" draw:shadow-offset-x="0.035cm" draw:shadow-offset-y="0.035cm" draw:shadow-opacity="50%" loext:shadow-blur="0.035cm"/>
    </style:style>
    <style:style style:name="gr12" style:family="graphic" style:parent-style-name="objectwithoutfill">
      <style:graphic-properties svg:stroke-color="#000000" draw:marker-start="Arrowheads_20_1" draw:marker-end="Arrowheads_20_1" draw:fill="none" draw:textarea-vertical-align="middle" draw:shadow="visible" draw:shadow-offset-x="0.035cm" draw:shadow-offset-y="0.035cm" draw:shadow-opacity="50%" loext:shadow-blur="0cm"/>
    </style:style>
    <style:style style:name="gr13" style:family="graphic" style:parent-style-name="standard">
      <style:graphic-properties draw:stroke="none" svg:stroke-color="#000000" draw:fill="none" draw:fill-color="#ffffff" fo:min-height="0.439cm" draw:shadow="hidden" draw:shadow-offset-x="0.035cm" draw:shadow-offset-y="0.035cm" draw:shadow-opacity="50%" loext:shadow-blur="0.0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9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319cm" draw:shadow="hidden" draw:shadow-offset-x="0.035cm" draw:shadow-offset-y="0.035cm" draw:shadow-opacity="50%" loext:shadow-blur="0.0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637cm" draw:shadow="hidden" draw:shadow-offset-x="0.035cm" draw:shadow-offset-y="0.035cm" draw:shadow-opacity="50%" loext:shadow-blur="0.0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637cm" draw:shadow="visible" draw:shadow-offset-x="0.035cm" draw:shadow-offset-y="0.035cm" draw:shadow-opacity="50%" loext:shadow-blur="0.0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44cm" draw:shadow="hidden" draw:shadow-offset-x="0.035cm" draw:shadow-offset-y="0.035cm" draw:shadow-opacity="50%" loext:shadow-blur="0.0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663cm" draw:shadow="hidden" draw:shadow-offset-x="0.035cm" draw:shadow-offset-y="0.035cm" draw:shadow-opacity="50%" loext:shadow-blur="0.0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955cm" draw:shadow="hidden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699cm" draw:shadow="hidden" draw:shadow-offset-x="0.035cm" draw:shadow-offset-y="0.035cm" draw:shadow-opacity="50%" loext:shadow-blur="0.0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273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color="#000000" loext:opacity="100%" fo:font-size="8pt"/>
    </style:style>
    <style:style style:name="P2" style:family="paragraph">
      <loext:graphic-properties draw:fill="none"/>
      <style:paragraph-properties fo:text-align="center"/>
      <style:text-properties fo:color="#000000" loext:opacity="100%" fo:font-size="8pt" fo:background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000000" loext:opacity="100%" fo:font-size="8pt" fo:background-color="#ffffff" style:font-size-asian="11pt" style:font-size-complex="11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000000" loext:opacity="100%" fo:font-size="8pt" fo:background-color="#ffffff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loext:opacity="100%" fo:font-size="8pt" fo:background-color="#ffffff" style:font-size-asian="11pt" style:font-size-complex="11pt"/>
    </style:style>
    <style:style style:name="P9" style:family="paragraph">
      <style:paragraph-properties fo:text-align="center"/>
      <style:text-properties fo:background-color="#ffffff"/>
    </style:style>
    <style:style style:name="T1" style:family="text">
      <style:text-properties fo:color="#000000" loext:opacity="100%" fo:font-size="8pt" fo:background-color="#ffffff" style:font-size-asian="11pt" style:font-size-complex="11pt"/>
    </style:style>
    <style:style style:name="T2" style:family="text">
      <style:text-properties fo:color="#000000" loext:opacity="100%" fo:font-size="8pt" fo:background-color="#ffffff" style:font-size-asian="9pt" style:font-size-complex="9pt"/>
    </style:style>
    <style:style style:name="T3" style:family="text">
      <style:text-properties fo:color="#000000" loext:opacity="100%" style:font-name="Liberation Sans2" fo:font-size="8pt" fo:background-color="#ffffff" style:font-name-asian="Liberation Sans2" style:font-size-asian="9pt" style:font-name-complex="Liberation Sans2" style:font-size-complex="9pt"/>
    </style:style>
    <style:style style:name="T4" style:family="text">
      <style:text-properties fo:color="#000000" loext:opacity="100%" fo:font-size="8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53cm" svg:y1="1.635cm" svg:x2="4.653cm" svg:y2="10.474cm">
          <text:p/>
        </draw:line>
        <draw:line draw:style-name="gr1" draw:text-style-name="P1" draw:layer="layout" svg:x1="5.942cm" svg:y1="1.635cm" svg:x2="5.942cm" svg:y2="10.474cm">
          <text:p/>
        </draw:line>
        <draw:line draw:style-name="gr1" draw:text-style-name="P1" draw:layer="layout" svg:x1="7.231cm" svg:y1="1.635cm" svg:x2="7.231cm" svg:y2="10.474cm">
          <text:p/>
        </draw:line>
        <draw:line draw:style-name="gr1" draw:text-style-name="P1" draw:layer="layout" svg:x1="8.519cm" svg:y1="1.635cm" svg:x2="8.519cm" svg:y2="10.474cm">
          <text:p/>
        </draw:line>
        <draw:line draw:style-name="gr1" draw:text-style-name="P1" draw:layer="layout" svg:x1="9.808cm" svg:y1="1.635cm" svg:x2="9.808cm" svg:y2="10.474cm">
          <text:p/>
        </draw:line>
        <draw:line draw:style-name="gr1" draw:text-style-name="P1" draw:layer="layout" svg:x1="11.097cm" svg:y1="1.635cm" svg:x2="11.097cm" svg:y2="10.474cm">
          <text:p/>
        </draw:line>
        <draw:line draw:style-name="gr1" draw:text-style-name="P1" draw:layer="layout" svg:x1="12.386cm" svg:y1="1.635cm" svg:x2="12.386cm" svg:y2="10.474cm">
          <text:p/>
        </draw:line>
        <draw:line draw:style-name="gr1" draw:text-style-name="P1" draw:layer="layout" svg:x1="13.475cm" svg:y1="1.635cm" svg:x2="13.475cm" svg:y2="10.474cm">
          <text:p/>
        </draw:line>
        <draw:line draw:style-name="gr1" draw:text-style-name="P1" draw:layer="layout" svg:x1="3.364cm" svg:y1="1.635cm" svg:x2="3.364cm" svg:y2="10.474cm">
          <text:p/>
        </draw:line>
        <draw:line draw:style-name="gr1" draw:text-style-name="P1" draw:layer="layout" svg:x1="2.075cm" svg:y1="1.635cm" svg:x2="2.075cm" svg:y2="10.474cm">
          <text:p/>
        </draw:line>
        <draw:line draw:style-name="gr2" draw:text-style-name="P2" draw:layer="layout" svg:x1="1.813cm" svg:y1="10.373cm" svg:x2="13.979cm" svg:y2="10.373cm">
          <text:p/>
        </draw:line>
        <draw:frame draw:style-name="gr3" draw:text-style-name="P4" draw:layer="layout" svg:width="1.854cm" svg:height="1.115cm" svg:x="0cm" svg:y="10.404cm">
          <draw:text-box>
            <text:p text:style-name="P3"><text:span text:style-name="T1">Frequency</text:span></text:p>
            <text:p text:style-name="P3"><text:span text:style-name="T1">Time</text:span></text:p>
          </draw:text-box>
        </draw:frame>
        <draw:frame draw:style-name="gr4" draw:text-style-name="P4" draw:layer="layout" svg:width="2.058cm" svg:height="0.887cm" svg:x="0cm" svg:y="3.636cm">
          <draw:text-box>
            <text:p text:style-name="P3"><text:span text:style-name="T1">Perceptual</text:span></text:p>
          </draw:text-box>
        </draw:frame>
        <draw:frame draw:style-name="gr5" draw:text-style-name="P4" draw:layer="layout" svg:width="1.693cm" svg:height="0.801cm" svg:x="0.365cm" svg:y="1.935cm">
          <draw:text-box>
            <text:p text:style-name="P3"><text:span text:style-name="T1">Cognitive</text:span></text:p>
          </draw:text-box>
        </draw:frame>
        <draw:frame draw:style-name="gr6" draw:text-style-name="P4" draw:layer="layout" svg:width="1.693cm" svg:height="0.683cm" svg:x="0.365cm" svg:y="5.336cm">
          <draw:text-box>
            <text:p text:style-name="P3"><text:span text:style-name="T1">Musical</text:span></text:p>
          </draw:text-box>
        </draw:frame>
        <draw:frame draw:style-name="gr6" draw:text-style-name="P4" draw:layer="layout" svg:width="1.585cm" svg:height="0.683cm" svg:x="0.473cm" svg:y="7.037cm">
          <draw:text-box>
            <text:p text:style-name="P3"><text:span text:style-name="T1">Signal</text:span></text:p>
          </draw:text-box>
        </draw:frame>
        <draw:frame draw:style-name="gr6" draw:text-style-name="P4" draw:layer="layout" svg:width="1.566cm" svg:height="0.683cm" svg:x="0.492cm" svg:y="8.737cm">
          <draw:text-box>
            <text:p text:style-name="P3"><text:span text:style-name="T1">Physical</text:span></text:p>
          </draw:text-box>
        </draw:frame>
        <draw:frame draw:style-name="gr7" draw:text-style-name="P6" draw:layer="layout" svg:width="2.184cm" svg:height="0.963cm" svg:x="1.494cm" svg:y="10.387cm">
          <draw:text-box>
            <text:p text:style-name="P5"><text:span text:style-name="T2">100 KHz</text:span></text:p>
            <text:p text:style-name="P5"><text:span text:style-name="T2">10 </text:span><text:span text:style-name="T3">μs</text:span></text:p>
          </draw:text-box>
        </draw:frame>
        <draw:frame draw:style-name="gr7" draw:text-style-name="P6" draw:layer="layout" svg:width="1.45cm" svg:height="0.963cm" svg:x="2.852cm" svg:y="10.387cm">
          <draw:text-box>
            <text:p text:style-name="P5"><text:span text:style-name="T2">10 KHz</text:span></text:p>
            <text:p text:style-name="P5"><text:span text:style-name="T2">100 </text:span><text:span text:style-name="T3">μs</text:span></text:p>
          </draw:text-box>
        </draw:frame>
        <draw:frame draw:style-name="gr8" draw:text-style-name="P6" draw:layer="layout" svg:width="1.335cm" svg:height="1.205cm" svg:x="4.11cm" svg:y="10.387cm">
          <draw:text-box>
            <text:p text:style-name="P5"><text:span text:style-name="T2">1 KHz</text:span></text:p>
            <text:p text:style-name="P5"><text:span text:style-name="T2">1 m</text:span><text:span text:style-name="T3">s</text:span></text:p>
          </draw:text-box>
        </draw:frame>
        <draw:frame draw:style-name="gr8" draw:text-style-name="P6" draw:layer="layout" svg:width="1.475cm" svg:height="1.205cm" svg:x="5.367cm" svg:y="10.387cm">
          <draw:text-box>
            <text:p text:style-name="P5"><text:span text:style-name="T2">100 Hz</text:span></text:p>
            <text:p text:style-name="P5"><text:span text:style-name="T2">10 m</text:span><text:span text:style-name="T3">s</text:span></text:p>
          </draw:text-box>
        </draw:frame>
        <draw:frame draw:style-name="gr8" draw:text-style-name="P6" draw:layer="layout" svg:width="1.514cm" svg:height="1.205cm" svg:x="6.725cm" svg:y="10.387cm">
          <draw:text-box>
            <text:p text:style-name="P5"><text:span text:style-name="T2">10 Hz</text:span></text:p>
            <text:p text:style-name="P5"><text:span text:style-name="T2">100 m</text:span><text:span text:style-name="T3">s</text:span></text:p>
          </draw:text-box>
        </draw:frame>
        <draw:frame draw:style-name="gr8" draw:text-style-name="P6" draw:layer="layout" svg:width="1.172cm" svg:height="1.205cm" svg:x="8.083cm" svg:y="10.387cm">
          <draw:text-box>
            <text:p text:style-name="P5"><text:span text:style-name="T2">1 Hz</text:span></text:p>
            <text:p text:style-name="P5"><text:span text:style-name="T2">1 </text:span><text:span text:style-name="T3">s</text:span></text:p>
          </draw:text-box>
        </draw:frame>
        <draw:frame draw:style-name="gr8" draw:text-style-name="P6" draw:layer="layout" svg:width="1.438cm" svg:height="1.205cm" svg:x="9.341cm" svg:y="10.387cm">
          <draw:text-box>
            <text:p text:style-name="P5"><text:span text:style-name="T2">0.1 Hz</text:span></text:p>
            <text:p text:style-name="P5"><text:span text:style-name="T2">10 </text:span><text:span text:style-name="T3">s</text:span></text:p>
          </draw:text-box>
        </draw:frame>
        <draw:frame draw:style-name="gr9" draw:text-style-name="P6" draw:layer="layout" svg:width="1.558cm" svg:height="1.319cm" svg:x="10.498cm" svg:y="10.387cm">
          <draw:text-box>
            <text:p text:style-name="P5"><text:span text:style-name="T2">10 mHz</text:span></text:p>
            <text:p text:style-name="P5"><text:span text:style-name="T2">100 </text:span><text:span text:style-name="T3">s</text:span></text:p>
            <text:p text:style-name="P5"><text:span text:style-name="T3">1.7 min</text:span></text:p>
          </draw:text-box>
        </draw:frame>
        <draw:frame draw:style-name="gr10" draw:text-style-name="P6" draw:layer="layout" svg:width="1.463cm" svg:height="2.159cm" svg:x="11.856cm" svg:y="10.387cm">
          <draw:text-box>
            <text:p text:style-name="P5"><text:span text:style-name="T2">1 mHz</text:span></text:p>
            <text:p text:style-name="P5"><text:span text:style-name="T2">1000 </text:span><text:span text:style-name="T3">s</text:span></text:p>
            <text:p text:style-name="P5"><text:span text:style-name="T3">17 min</text:span></text:p>
          </draw:text-box>
        </draw:frame>
        <draw:frame draw:style-name="gr10" draw:text-style-name="P6" draw:layer="layout" svg:width="1.886cm" svg:height="2.159cm" svg:x="12.914cm" svg:y="10.387cm">
          <draw:text-box>
            <text:p text:style-name="P5"><text:span text:style-name="T2">0.1 mHz</text:span></text:p>
            <text:p text:style-name="P5"><text:span text:style-name="T2">10 000 </text:span><text:span text:style-name="T3">s</text:span></text:p>
            <text:p text:style-name="P5"><text:span text:style-name="T3">2.7 hrs</text:span></text:p>
          </draw:text-box>
        </draw:frame>
        <draw:line draw:style-name="gr11" draw:text-style-name="P2" draw:layer="layout" svg:x1="4.737cm" svg:y1="8.969cm" svg:x2="6.667cm" svg:y2="8.969cm">
          <text:p/>
        </draw:line>
        <draw:line draw:style-name="gr12" draw:text-style-name="P2" draw:layer="layout" svg:x1="9.837cm" svg:y1="2.27cm" svg:x2="13.495cm" svg:y2="2.27cm">
          <text:p/>
        </draw:line>
        <draw:line draw:style-name="gr11" draw:text-style-name="P2" draw:layer="layout" svg:x1="8.238cm" svg:y1="2.271cm" svg:x2="9.813cm" svg:y2="2.271cm">
          <text:p/>
        </draw:line>
        <draw:line draw:style-name="gr11" draw:text-style-name="P2" draw:layer="layout" svg:x1="2.139cm" svg:y1="2.271cm" svg:x2="8.184cm" svg:y2="2.271cm">
          <text:p/>
        </draw:line>
        <draw:line draw:style-name="gr11" draw:text-style-name="P2" draw:layer="layout" svg:x1="2.139cm" svg:y1="3.072cm" svg:x2="7.93cm" svg:y2="3.072cm">
          <text:p/>
        </draw:line>
        <draw:line draw:style-name="gr12" draw:text-style-name="P2" draw:layer="layout" svg:x1="9.439cm" svg:y1="3.973cm" svg:x2="13.503cm" svg:y2="3.973cm">
          <text:p/>
        </draw:line>
        <draw:frame draw:style-name="gr13" draw:text-style-name="P8" draw:layer="layout" svg:width="2.825cm" svg:height="0.689cm" svg:x="10.286cm" svg:y="1.962cm">
          <draw:text-box>
            <text:p text:style-name="P7"><text:span text:style-name="T1">long </text:span><text:span text:style-name="T1">term </text:span><text:span text:style-name="T1">memor</text:span><text:span text:style-name="T1">y</text:span></text:p>
          </draw:text-box>
        </draw:frame>
        <draw:frame draw:style-name="gr3" draw:text-style-name="P8" draw:layer="layout" svg:width="4.572cm" svg:height="1.115cm" svg:x="2.524cm" svg:y="1.964cm">
          <draw:text-box>
            <text:p text:style-name="P7"><text:span text:style-name="T1">echoic memory</text:span></text:p>
          </draw:text-box>
        </draw:frame>
        <draw:frame draw:style-name="gr14" draw:text-style-name="P8" draw:layer="layout" svg:width="4.826cm" svg:height="0.648cm" svg:x="2.524cm" svg:y="2.765cm">
          <draw:text-box>
            <text:p text:style-name="P7"><text:span text:style-name="T1">perceptual «now»</text:span></text:p>
          </draw:text-box>
        </draw:frame>
        <draw:frame draw:style-name="gr3" draw:text-style-name="P8" draw:layer="layout" svg:width="3.175cm" svg:height="1.115cm" svg:x="9.917cm" svg:y="3.666cm">
          <draw:text-box>
            <text:p text:style-name="P7"><text:span text:style-name="T1">disconnected events</text:span></text:p>
          </draw:text-box>
        </draw:frame>
        <draw:line draw:style-name="gr11" draw:text-style-name="P2" draw:layer="layout" svg:x1="7.638cm" svg:y1="3.972cm" svg:x2="9.467cm" svg:y2="3.972cm">
          <text:p/>
        </draw:line>
        <draw:frame draw:style-name="gr15" draw:text-style-name="P8" draw:layer="layout" svg:width="1.501cm" svg:height="0.569cm" svg:x="7.785cm" svg:y="3.664cm">
          <draw:text-box>
            <text:p text:style-name="P7"><text:span text:style-name="T1">rhythm</text:span></text:p>
          </draw:text-box>
        </draw:frame>
        <draw:line draw:style-name="gr11" draw:text-style-name="P2" draw:layer="layout" svg:x1="2.14cm" svg:y1="3.972cm" svg:x2="6.814cm" svg:y2="3.972cm">
          <text:p/>
        </draw:line>
        <draw:frame draw:style-name="gr14" draw:text-style-name="P8" draw:layer="layout" svg:width="1.396cm" svg:height="0.648cm" svg:x="3.825cm" svg:y="3.665cm">
          <draw:text-box>
            <text:p text:style-name="P7"><text:span text:style-name="T1">pitch</text:span></text:p>
          </draw:text-box>
        </draw:frame>
        <draw:line draw:style-name="gr11" draw:text-style-name="P2" draw:layer="layout" svg:x1="6.239cm" svg:y1="4.473cm" svg:x2="8.119cm" svg:y2="4.473cm">
          <text:p/>
        </draw:line>
        <draw:frame draw:style-name="gr4" draw:text-style-name="P8" draw:layer="layout" svg:width="1.599cm" svg:height="0.887cm" svg:x="6.386cm" svg:y="4.165cm">
          <draw:text-box>
            <text:p text:style-name="P7"><text:span text:style-name="T1">fluttering</text:span></text:p>
          </draw:text-box>
        </draw:frame>
        <draw:line draw:style-name="gr11" draw:text-style-name="P2" draw:layer="layout" svg:x1="7.639cm" svg:y1="4.974cm" svg:x2="9.214cm" svg:y2="4.974cm">
          <text:p/>
        </draw:line>
        <draw:frame draw:style-name="gr16" draw:text-style-name="P8" draw:layer="layout" svg:width="1.315cm" svg:height="0.887cm" svg:x="7.786cm" svg:y="4.666cm">
          <draw:text-box>
            <text:p text:style-name="P7"><text:span text:style-name="T1">beats</text:span></text:p>
          </draw:text-box>
        </draw:frame>
        <draw:frame draw:style-name="gr3" draw:text-style-name="P8" draw:layer="layout" svg:width="1.521cm" svg:height="1.115cm" svg:x="4.964cm" svg:y="8.626cm">
          <draw:text-box>
            <text:p text:style-name="P7"><text:span text:style-name="T1">phasin</text:span><text:span text:style-name="T1">g</text:span></text:p>
            <text:p text:style-name="P7"><text:span text:style-name="T1">flangin</text:span><text:span text:style-name="T1">g</text:span></text:p>
          </draw:text-box>
        </draw:frame>
        <draw:line draw:style-name="gr12" draw:text-style-name="P2" draw:layer="layout" svg:x1="10.939cm" svg:y1="5.674cm" svg:x2="13.53cm" svg:y2="5.674cm">
          <text:p/>
        </draw:line>
        <draw:frame draw:style-name="gr4" draw:text-style-name="P8" draw:layer="layout" svg:width="2.129cm" svg:height="0.887cm" svg:x="11.19cm" svg:y="5.367cm">
          <draw:text-box>
            <text:p text:style-name="P7"><text:span text:style-name="T1">performance</text:span></text:p>
          </draw:text-box>
        </draw:frame>
        <draw:line draw:style-name="gr12" draw:text-style-name="P2" draw:layer="layout" svg:x1="11.039cm" svg:y1="6.375cm" svg:x2="12.411cm" svg:y2="6.375cm">
          <text:p/>
        </draw:line>
        <draw:frame draw:style-name="gr17" draw:text-style-name="P8" draw:layer="layout" svg:width="1.116cm" svg:height="0.887cm" svg:x="11.16cm" svg:y="6.068cm">
          <draw:text-box>
            <text:p text:style-name="P7"><text:span text:style-name="T1">song</text:span></text:p>
          </draw:text-box>
        </draw:frame>
        <draw:line draw:style-name="gr12" draw:text-style-name="P2" draw:layer="layout" svg:x1="9.239cm" svg:y1="6.375cm" svg:x2="10.966cm" svg:y2="6.375cm">
          <text:p/>
        </draw:line>
        <draw:frame draw:style-name="gr18" draw:text-style-name="P8" draw:layer="layout" svg:width="1.403cm" svg:height="0.694cm" svg:x="9.382cm" svg:y="6.067cm">
          <draw:text-box>
            <text:p text:style-name="P7"><text:span text:style-name="T1">phrase</text:span></text:p>
          </draw:text-box>
        </draw:frame>
        <draw:line draw:style-name="gr11" draw:text-style-name="P2" draw:layer="layout" svg:x1="7.239cm" svg:y1="5.675cm" svg:x2="9.779cm" svg:y2="5.675cm">
          <text:p/>
        </draw:line>
        <draw:frame draw:style-name="gr19" draw:text-style-name="P8" draw:layer="layout" svg:width="2.278cm" svg:height="0.913cm" svg:x="7.331cm" svg:y="5.345cm">
          <draw:text-box>
            <text:p text:style-name="P7"><text:span text:style-name="T1">sound objects and notes</text:span></text:p>
          </draw:text-box>
        </draw:frame>
        <draw:line draw:style-name="gr11" draw:text-style-name="P2" draw:layer="layout" svg:x1="4.639cm" svg:y1="6.376cm" svg:x2="7.179cm" svg:y2="6.376cm">
          <text:p/>
        </draw:line>
        <draw:frame draw:style-name="gr20" draw:text-style-name="P8" draw:layer="layout" svg:width="2.072cm" svg:height="0.92cm" svg:x="4.937cm" svg:y="6.068cm">
          <draw:text-box>
            <text:p text:style-name="P7"><text:span text:style-name="T1">grain durations</text:span></text:p>
          </draw:text-box>
        </draw:frame>
        <draw:line draw:style-name="gr11" draw:text-style-name="P2" draw:layer="layout" svg:x1="2.037cm" svg:y1="7.77cm" svg:x2="3.51cm" svg:y2="7.77cm">
          <text:p/>
        </draw:line>
        <draw:frame draw:style-name="gr21" draw:text-style-name="P8" draw:layer="layout" svg:width="1.481cm" svg:height="1.205cm" svg:x="2.016cm" svg:y="7.462cm">
          <draw:text-box>
            <text:p text:style-name="P7"><text:span text:style-name="T1">one sample</text:span></text:p>
          </draw:text-box>
        </draw:frame>
        <draw:line draw:style-name="gr11" draw:text-style-name="P2" draw:layer="layout" svg:x1="7.037cm" svg:y1="8.97cm" svg:x2="8.459cm" svg:y2="8.97cm">
          <text:p/>
        </draw:line>
        <draw:frame draw:style-name="gr8" draw:text-style-name="P8" draw:layer="layout" svg:width="1.524cm" svg:height="1.205cm" svg:x="6.969cm" svg:y="8.445cm">
          <draw:text-box>
            <text:p text:style-name="P7"><text:span text:style-name="T1">tremol</text:span><text:span text:style-name="T1">o </text:span><text:span text:style-name="T1">vibrato</text:span></text:p>
          </draw:text-box>
        </draw:frame>
        <draw:line draw:style-name="gr11" draw:text-style-name="P2" draw:layer="layout" svg:x1="8.137cm" svg:y1="9.37cm" svg:x2="9.763cm" svg:y2="9.37cm">
          <text:p/>
        </draw:line>
        <draw:frame draw:style-name="gr22" draw:text-style-name="P8" draw:layer="layout" svg:width="1.521cm" svg:height="0.949cm" svg:x="8.164cm" svg:y="9.03cm">
          <draw:text-box>
            <text:p text:style-name="P7"><text:span text:style-name="T1">delay </text:span><text:span text:style-name="T1">effects</text:span></text:p>
          </draw:text-box>
        </draw:frame>
        <draw:line draw:style-name="gr11" draw:text-style-name="P2" draw:layer="layout" svg:x1="2.44cm" svg:y1="7.272cm" svg:x2="5.488cm" svg:y2="7.272cm">
          <text:p/>
        </draw:line>
        <draw:frame draw:style-name="gr14" draw:text-style-name="P8" draw:layer="layout" svg:width="1.396cm" svg:height="0.648cm" svg:x="3.125cm" svg:y="6.965cm">
          <draw:text-box>
            <text:p text:style-name="P7"><text:span text:style-name="T1">filters</text:span></text:p>
          </draw:text-box>
        </draw:frame>
        <draw:line draw:style-name="gr11" draw:text-style-name="P2" draw:layer="layout" svg:x1="6.44cm" svg:y1="7.272cm" svg:x2="8.929cm" svg:y2="7.272cm">
          <text:p/>
        </draw:line>
        <draw:frame draw:style-name="gr23" draw:text-style-name="P8" draw:layer="layout" svg:width="1.806cm" svg:height="1.523cm" svg:x="6.815cm" svg:y="6.965cm">
          <draw:text-box>
            <text:p text:style-name="P7"><text:span text:style-name="T1">discrete echoes</text:span></text:p>
          </draw:text-box>
        </draw:frame>
        <draw:frame draw:style-name="gr8" draw:text-style-name="P8" draw:layer="layout" svg:width="1.854cm" svg:height="1.205cm" svg:x="8.132cm" svg:y="1.672cm">
          <draw:text-box>
            <text:p text:style-name="P9"><text:span text:style-name="T4">short term memor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826 1131 754" svg:d="M566 826l-566 754 114-85 136-68 148-46 161-17 161 13 153 46 140 68 118 89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02T15:23:44.753701383</dc:date>
    <meta:editing-duration>P3DT5H33M40S</meta:editing-duration>
    <meta:editing-cycles>65</meta:editing-cycles>
    <meta:generator>LibreOffice/7.1.4.2$Linux_X86_64 LibreOffice_project/10$Build-2</meta:generator>
    <dc:creator>Alexander Refsum Jensenius</dc:creator>
    <meta:document-statistic meta:object-count="67"/>
  </office:meta>
</office:document-meta>
</file>